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style>
    <style:style style:name="P2" style:family="paragraph" style:parent-style-name="Preformatted_20_Text">
      <style:text-properties fo:color="#000000" fo:font-size="16pt" fo:font-weight="bold" style:font-size-asian="16pt" style:font-weight-asian="bold" style:font-size-complex="16pt" style:font-weight-complex="bold"/>
    </style:style>
    <style:style style:name="P3" style:family="paragraph" style:parent-style-name="Preformatted_20_Text">
      <style:text-properties fo:color="#000000" style:font-name="Times new roman" fo:font-size="11pt" style:font-size-asian="11pt" style:font-size-complex="11pt"/>
    </style:style>
    <style:style style:name="P4" style:family="paragraph" style:parent-style-name="Preformatted_20_Text">
      <style:text-properties fo:color="#000000" style:font-name="Times new roman" fo:font-size="11pt" officeooo:rsid="00076124" officeooo:paragraph-rsid="00076124" style:font-size-asian="11pt" style:font-size-complex="11pt"/>
    </style:style>
    <style:style style:name="P5" style:family="paragraph" style:parent-style-name="Preformatted_20_Text">
      <style:paragraph-properties fo:text-align="start" style:justify-single-word="false"/>
      <style:text-properties fo:color="#000000" style:font-name="Times New Roman1" fo:font-size="11pt" style:font-size-asian="11pt" style:font-size-complex="11pt"/>
    </style:style>
    <style:style style:name="P6" style:family="paragraph" style:parent-style-name="Preformatted_20_Text">
      <style:text-properties fo:color="#000000" fo:font-size="11pt" style:font-size-asian="11pt" style:font-size-complex="11pt"/>
    </style:style>
    <style:style style:name="P7" style:family="paragraph" style:parent-style-name="Preformatted_20_Text">
      <style:text-properties fo:color="#000000" fo:font-size="11pt" officeooo:rsid="00063ff6" officeooo:paragraph-rsid="00063ff6" style:font-size-asian="11pt" style:font-size-complex="11pt"/>
    </style:style>
    <style:style style:name="P8" style:family="paragraph" style:parent-style-name="Preformatted_20_Text">
      <style:text-properties fo:font-variant="normal" fo:text-transform="none" fo:color="#000000" style:font-name="Times new roman" fo:font-size="11pt" fo:letter-spacing="normal" fo:font-style="normal" fo:font-weight="normal" officeooo:rsid="0005f336" officeooo:paragraph-rsid="0005f336" style:font-size-asian="11pt" style:font-size-complex="11pt"/>
    </style:style>
    <style:style style:name="P9" style:family="paragraph" style:parent-style-name="Preformatted_20_Text">
      <style:text-properties fo:font-variant="normal" fo:text-transform="none" fo:color="#000000" style:font-name="Times new roman" fo:font-size="11pt" fo:letter-spacing="normal" fo:font-style="normal" fo:font-weight="normal" officeooo:rsid="00076124" officeooo:paragraph-rsid="00076124" style:font-size-asian="11pt" style:font-size-complex="11pt"/>
    </style:style>
    <style:style style:name="P10" style:family="paragraph" style:parent-style-name="Preformatted_20_Text">
      <style:text-properties fo:color="#000000" style:font-name="Times new roman" fo:font-size="11pt" officeooo:rsid="00076124" officeooo:paragraph-rsid="00076124" style:font-size-asian="11pt" style:font-size-complex="11pt"/>
    </style:style>
    <style:style style:name="P11" style:family="paragraph" style:parent-style-name="Preformatted_20_Text">
      <style:text-properties fo:color="#000000" style:font-name="Times new roman" fo:font-size="11pt" fo:font-weight="bold" style:font-size-asian="11pt" style:font-weight-asian="bold" style:font-size-complex="11pt" style:font-weight-complex="bold"/>
    </style:style>
    <style:style style:name="P12" style:family="paragraph" style:parent-style-name="Preformatted_20_Text">
      <style:text-properties fo:color="#000000" style:font-name="Times new roman" fo:font-size="11pt" fo:font-weight="bold" officeooo:paragraph-rsid="00076124" style:font-size-asian="11pt" style:font-weight-asian="bold" style:font-size-complex="11pt" style:font-weight-complex="bold"/>
    </style:style>
    <style:style style:name="P13" style:family="paragraph" style:parent-style-name="Preformatted_20_Text">
      <style:text-properties fo:color="#000000" style:font-name="Times new roman" fo:font-size="11pt" fo:font-weight="bold" officeooo:rsid="0005f336" officeooo:paragraph-rsid="00076124" style:font-size-asian="11pt" style:font-weight-asian="bold" style:font-size-complex="11pt" style:font-weight-complex="bold"/>
    </style:style>
    <style:style style:name="P14" style:family="paragraph" style:parent-style-name="Preformatted_20_Text">
      <style:text-properties fo:font-variant="normal" fo:text-transform="none" fo:color="#000000" style:font-name="Times new roman" fo:font-size="11pt" fo:letter-spacing="normal" fo:font-style="normal" fo:font-weight="normal" officeooo:rsid="00076124" officeooo:paragraph-rsid="00076124" style:font-size-asian="11pt" style:font-size-complex="11pt"/>
    </style:style>
    <style:style style:name="P15" style:family="paragraph" style:parent-style-name="Preformatted_20_Text">
      <style:text-properties fo:font-variant="normal" fo:text-transform="none" fo:color="#000000" style:font-name="Times new roman" fo:font-size="11pt" fo:letter-spacing="normal" fo:font-style="normal" fo:font-weight="normal" officeooo:rsid="00076124" officeooo:paragraph-rsid="00089244" style:font-size-asian="11pt" style:font-size-complex="11pt"/>
    </style:style>
    <style:style style:name="P16" style:family="paragraph" style:parent-style-name="Preformatted_20_Text">
      <style:text-properties fo:font-variant="normal" fo:text-transform="none" fo:color="#000000" style:font-name="Times new roman" fo:font-size="11pt" fo:letter-spacing="normal" fo:font-style="normal" fo:font-weight="bold" officeooo:rsid="00076124" officeooo:paragraph-rsid="00076124" style:font-size-asian="11pt" style:font-weight-asian="bold" style:font-size-complex="11pt" style:font-weight-complex="bold"/>
    </style:style>
    <style:style style:name="P17" style:family="paragraph" style:parent-style-name="Preformatted_20_Text">
      <style:text-properties fo:font-variant="normal" fo:text-transform="none" fo:color="#000000" style:font-name="Times new roman" fo:font-size="11pt" fo:letter-spacing="normal" fo:font-style="normal" fo:font-weight="bold" officeooo:rsid="0005f336" officeooo:paragraph-rsid="00076124" style:font-size-asian="11pt" style:font-weight-asian="bold" style:font-size-complex="11pt" style:font-weight-complex="bold"/>
    </style:style>
    <style:style style:name="T1" style:family="text">
      <style:text-properties officeooo:rsid="0005f336"/>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76124"/>
    </style:style>
    <style:style style:name="T4" style:family="text">
      <style:text-properties officeooo:rsid="00076124"/>
    </style:style>
    <style:style style:name="T5" style:family="text">
      <style:text-properties fo:font-style="italic" style:font-style-asian="italic" style:font-style-complex="italic"/>
    </style:style>
    <style:style style:name="T6" style:family="text">
      <style:text-properties officeooo:rsid="000892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lvant Industries GPIBUSB Command List – <text:span text:style-name="T4">Firmware v5</text:span></text:p>
      <text:p text:style-name="P1"/>
      <text:p text:style-name="P5">** <text:span text:style-name="T1">Baudrate: </text:span><text:span text:style-name="T2">460800, </text:span><text:span text:style-name="T3">standard 8N1 serial settings, no flow control </text:span><text:span text:style-name="T2">**</text:span></text:p>
      <text:p text:style-name="P6">** Note: All writes to the controller must end with a carriage return ('\r' or dec:13) <text:s/><text:span text:style-name="T4">or newline ('\n' or dec:10)</text:span>**</text:p>
      <text:p text:style-name="P6">** All responses from the adapter will have a CR added <text:span text:style-name="T4">by default</text:span>. **</text:p>
      <text:p text:style-name="P6"/>
      <text:p text:style-name="P7">All of this information can be found, along with additional information, can be found in the readme.md file for the firmware located at github.com/Galvant/gpibusb-firmware</text:p>
      <text:p text:style-name="P6"/>
      <text:p text:style-name="P11">+<text:span text:style-name="T4">+</text:span>a<text:span text:style-name="T4">ddr </text:span>1</text:p>
      <text:p text:style-name="P4">Sets the GPIB address of the device you wish to communicate with. Here the target address is 1. GPIB address range from 1 to 31. Check the device to find what its address is. When in device mode this will set the address of the device.</text:p>
      <text:p text:style-name="P3"/>
      <text:p text:style-name="P12">+<text:span text:style-name="T4">+auto 1</text:span></text:p>
      <text:p text:style-name="P4">Used to toggle automatic response reading on (1) and off (0). If set to on (default) the adapter will automatically start reading the response from the device if your data contained a question mark (?). When set to off, the response will not be read and you will need to send the <text:span text:style-name="T5">++read</text:span> command to do so. If set to on, reading will terminate on EOI if <text:span text:style-name="T5">++eoi 1</text:span> is set, or will terminate on EOS charactrs if <text:span text:style-name="T5">++eoi 0</text:span> is set.</text:p>
      <text:p text:style-name="P3"/>
      <text:p text:style-name="P12">+<text:span text:style-name="T4">+clr</text:span></text:p>
      <text:p text:style-name="P4">Sends the "Selected Device Clear" (SDC) to the currently specified GPIB address as per <text:span text:style-name="T5">++addr</text:span>.</text:p>
      <text:p text:style-name="P3"/>
      <text:p text:style-name="P12">+<text:span text:style-name="T4">+debug 0</text:span></text:p>
      <text:p text:style-name="P4">Used to toggle simple debug messages on (1) and off (0). When set to on, communicaiton timeout error messages are sent to the host PC containing basic details as to when and what timed-out. This includes which data line timed-out (DAV, NDAC, NRFD), if you were waiting for it to go high or low, as well as if the adapter was reading or writing. Default is off. </text:p>
      <text:p text:style-name="P3"/>
      <text:p text:style-name="P12">+<text:span text:style-name="T4">+eoi 1</text:span></text:p>
      <text:p text:style-name="P4">Used to toggle EOI assertion when writing on (1) and off (0). If set to on, the adapter will assert EOI on the last byte sent over the GPIB bus. Default is on (1). Most devices will use EOI, some will give you the option, and some will not. For those that give you the option, it is highly recommended that you use EOI to signal end of data.</text:p>
      <text:p text:style-name="P3"/>
      <text:p text:style-name="P12">+<text:span text:style-name="T4">+eos [0|1|2|3]</text:span></text:p>
      <text:p text:style-name="P4">Set the character that the adapter uses to signal end of data. EOS characters are appended to the end of data being sent to GPIB devices and removed from the data received from GPIB devices. When using <text:span text:style-name="T5">++read</text:span> reading will terminate when EOS characters are detected. There are four options for this command: <text:span text:style-name="T5">++eos 0</text:span> appends CR+LF, <text:span text:style-name="T5">++eos 1</text:span> appends CR, <text:span text:style-name="T5">++eos 2</text:span> appends LF, and <text:span text:style-name="T6">+</text:span><text:span text:style-name="T5">+eos 3</text:span> does not append anything. Default is 3.</text:p>
      <text:p text:style-name="P3"/>
      <text:p text:style-name="P12">+<text:span text:style-name="T4">+eot_enable 1</text:span></text:p>
      <text:p text:style-name="P4">Used to toggle end-of-transmission (EOT) characters on (1) and off (0). When set to on, data received </text:p>
      <text:p text:style-name="P4">from your GPIB devices will have the EOT character appended to the end when forwarded to the attached PC. This character is specified with the <text:span text:style-name="T5">++eot_char</text:span> command. Default is on.</text:p>
      <text:p text:style-name="P3"/>
      <text:p text:style-name="P12">+<text:span text:style-name="T4">+eot_char 13</text:span></text:p>
      <text:p text:style-name="P4">Specifies the character that will be appended to all transmissions sent from the adapter to the attached PC. The value is a number in the set [0,255] which is the decimal version of the desired ASCII character. Default is 13 (CR).</text:p>
      <text:p text:style-name="P3"/>
      <text:p text:style-name="P13">+<text:span text:style-name="T4">+ifc</text:span></text:p>
      <text:p text:style-name="P9">Asserts the GPIB IFC line for 150us.</text:p>
      <text:p text:style-name="P8"><text:soft-page-break/></text:p>
      <text:p text:style-name="P17">+<text:span text:style-name="T4">+llo</text:span></text:p>
      <text:p text:style-name="P9">Disable front panel operation of the currently addressed instrument by sending the GPIB command byte LLO.</text:p>
      <text:p text:style-name="P8"/>
      <text:p text:style-name="P17">+<text:span text:style-name="T4">+loc</text:span></text:p>
      <text:p text:style-name="P9">Enables front panel operation of the currently addressed instrument by sending the GPIB command byte GTL.</text:p>
      <text:p text:style-name="P9"/>
      <text:p text:style-name="P17">+<text:span text:style-name="T4">+mode 1</text:span></text:p>
      <text:p text:style-name="P9">Used to switch the adapter between controller mode (1) and device mode (0). Default is controller mode.</text:p>
      <text:p text:style-name="P9"/>
      <text:p text:style-name="P17">+<text:span text:style-name="T4">+read [eoi]</text:span></text:p>
      <text:p text:style-name="P15">Sets the currently addressed GPIB device to talk. This is useful when <text:span text:style-name="T5">++auto 0</text:span> is set or if you have an instrument that does no rely on the question mark query syntax. <text:s/>There are two ways to use this </text:p>
      <text:p text:style-name="P15">command: <text:span text:style-name="T5">++read</text:span> will read until the EOS characters set by <text:span text:style-name="T5">++eos</text:span> is found, or <text:span text:style-name="T5">++read eoi</text:span> will read until the EOI line is asserted.</text:p>
      <text:p text:style-name="P9"/>
      <text:p text:style-name="P17">+<text:span text:style-name="T4">+read_tmo_ms 1000</text:span></text:p>
      <text:p text:style-name="P9">Set the GPIB read/write timeout period in milliseconds.</text:p>
      <text:p text:style-name="P9"/>
      <text:p text:style-name="P17">+<text:span text:style-name="T4">+rst</text:span></text:p>
      <text:p text:style-name="P9">Resets the GPIBUSB adapter. Any unsaved settings will be restored to the previously saved values. </text:p>
      <text:p text:style-name="P9">Make sure to wait a few seoncds after sending this command for the adapter to fully restart.</text:p>
      <text:p text:style-name="P9"/>
      <text:p text:style-name="P17">+<text:span text:style-name="T4">+savecfg 1</text:span></text:p>
      <text:p text:style-name="P15">Saves current settings to EEPROM so that they can be preserved through restarts and power cycles. Although you can query the savecfg value with <text:span text:style-name="T5">++savecfg</text:span>, this is only done for compatibility reasons. The only way to save your settings to EEPROM is to send <text:span text:style-name="T5">++savecfg 1</text:span>. The following variables are saved: <text:span text:style-name="T5">++mode</text:span>, <text:span text:style-name="T5">++addr</text:span>, </text:p>
      <text:p text:style-name="P15"><text:span text:style-name="T5">++eot_char</text:span>, <text:span text:style-name="T5">++eot_enable</text:span>, <text:span text:style-name="T5">++eos</text:span>, <text:span text:style-name="T5">++eoi</text:span>, and <text:span text:style-name="T5">++auto</text:span>.</text:p>
      <text:p text:style-name="P9"/>
      <text:p text:style-name="P16">++spoll</text:p>
      <text:p text:style-name="P9">Perform a GPIB serial poll on the currently specified GPIB address. In addition, you can inline specify a different address with the syntax <text:span text:style-name="T5">++spoll 16</text:span> where 16 is the target GPIB address for your serial poll. </text:p>
      <text:p text:style-name="P9"/>
      <text:p text:style-name="P16">++srq</text:p>
      <text:p text:style-name="P9">Returns that status of the GPIB SRQ line. Returns `1` if the line is asserted or `0` if not. If this returns `1` then that means a device on your GPIB bus is requesting service. You should then perform serial polls via <text:span text:style-name="T5">++spoll</text:span> to find which device needs service.</text:p>
      <text:p text:style-name="P9"/>
      <text:p text:style-name="P16">++status 0</text:p>
      <text:p text:style-name="P9">Sets the status byte of the adapter when in device mode. This byte is transmitted over the GPIB bus when addressed with a serial poll. Currently, device mode will not assert SRQ no matter what you set the status byte to. This will be implemented in a future firmware update. Valid values are `[0,255]`.</text:p>
      <text:p text:style-name="P9"/>
      <text:p text:style-name="P16">++trg</text:p>
      <text:p text:style-name="P9">Perform a GPIB bus trigger on the currently specified GPIB address by sending the GPIB command byte `GET`.</text:p>
      <text:p text:style-name="P9"/>
      <text:p text:style-name="P16">++ver</text:p>
      <text:p text:style-name="P9">Returns the string ``Version 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1" fo:font-family="'Times New Roman'" style:font-family-generic="roman"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date>2014-07-22T17:13:38.707225720</dc:date>
    <meta:editing-duration>PT6M24S</meta:editing-duration>
    <meta:editing-cycles>11</meta:editing-cycles>
    <dc:creator>Steven </dc:creator>
    <meta:document-statistic meta:table-count="0" meta:image-count="0" meta:object-count="0" meta:page-count="2" meta:paragraph-count="51" meta:word-count="932" meta:character-count="5249" meta:non-whitespace-character-count="4359"/>
  </office:meta>
</office:document-meta>
</file>